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4pt" officeooo:rsid="0007a369" officeooo:paragraph-rsid="0007a369" style:font-size-asian="14pt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fo:font-size="14pt" officeooo:rsid="000ee6e6" officeooo:paragraph-rsid="000ee6e6" style:font-size-asian="14pt" style:font-size-complex="14pt"/>
    </style:style>
    <style:style style:name="P3" style:family="paragraph" style:parent-style-name="Preformatted_20_Text">
      <style:paragraph-properties fo:text-align="justify" style:justify-single-word="false"/>
      <style:text-properties fo:font-size="14pt" officeooo:rsid="000fdca6" officeooo:paragraph-rsid="000fdca6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097315"/>
    </style:style>
    <style:style style:name="P5" style:family="paragraph" style:parent-style-name="Preformatted_20_Text">
      <style:paragraph-properties fo:text-align="justify" style:justify-single-word="false"/>
      <style:text-properties officeooo:paragraph-rsid="000d5b6d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0fdca6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0ccfe9"/>
    </style:style>
    <style:style style:name="P8" style:family="paragraph" style:parent-style-name="Preformatted_20_Text">
      <style:paragraph-properties fo:text-align="justify" style:justify-single-word="false"/>
      <style:text-properties officeooo:rsid="000ee6e6" officeooo:paragraph-rsid="000ee6e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a369" style:font-size-asian="14pt" style:font-size-complex="14pt"/>
    </style:style>
    <style:style style:name="T3" style:family="text">
      <style:text-properties fo:font-size="14pt" officeooo:rsid="00097315" style:font-size-asian="14pt" style:font-size-complex="14pt"/>
    </style:style>
    <style:style style:name="T4" style:family="text">
      <style:text-properties fo:font-size="14pt" officeooo:rsid="000b7304" style:font-size-asian="14pt" style:font-size-complex="14pt"/>
    </style:style>
    <style:style style:name="T5" style:family="text">
      <style:text-properties fo:font-size="14pt" officeooo:rsid="000ccfe9" style:font-size-asian="14pt" style:font-size-complex="14pt"/>
    </style:style>
    <style:style style:name="T6" style:family="text">
      <style:text-properties fo:font-size="14pt" officeooo:rsid="000d5b6d" style:font-size-asian="14pt" style:font-size-complex="14pt"/>
    </style:style>
    <style:style style:name="T7" style:family="text">
      <style:text-properties fo:font-size="14pt" officeooo:rsid="000ee6e6" style:font-size-asian="14pt" style:font-size-complex="14pt"/>
    </style:style>
    <style:style style:name="T8" style:family="text">
      <style:text-properties fo:font-size="14pt" officeooo:rsid="000fdca6" style:font-size-asian="14pt" style:font-size-complex="14pt"/>
    </style:style>
    <style:style style:name="T9" style:family="text">
      <style:text-properties fo:font-size="14pt" officeooo:rsid="00118f40" style:font-size-asian="14pt" style:font-size-complex="14pt"/>
    </style:style>
    <style:style style:name="T10" style:family="text">
      <style:text-properties fo:font-size="14pt" officeooo:rsid="001782ce" style:font-size-asian="14pt" style:font-size-complex="14pt"/>
    </style:style>
    <style:style style:name="T11" style:family="text">
      <style:text-properties fo:font-size="14pt" officeooo:rsid="0018872a" style:font-size-asian="14pt" style:font-size-complex="14pt"/>
    </style:style>
    <style:style style:name="T12" style:family="text">
      <style:text-properties fo:font-size="14pt" officeooo:rsid="001c89be" style:font-size-asian="14pt" style:font-size-complex="14pt"/>
    </style:style>
    <style:style style:name="T13" style:family="text">
      <style:text-properties style:font-name="Liberation Mono" fo:font-size="14pt" officeooo:rsid="000b7304" style:font-name-asian="Noto Sans Mono CJK SC" style:font-size-asian="14pt" style:font-name-complex="Liberation Mono" style:font-size-complex="14pt"/>
    </style:style>
    <style:style style:name="T14" style:family="text">
      <style:text-properties style:font-name="Liberation Mono" fo:font-size="14pt" officeooo:rsid="000fdca6" style:font-name-asian="Noto Sans Mono CJK SC" style:font-size-asian="14pt" style:font-name-complex="Liberation Mono" style:font-size-complex="14pt"/>
    </style:style>
    <style:style style:name="T15" style:family="text">
      <style:text-properties style:font-name="Liberation Mono" fo:font-size="14pt" officeooo:rsid="001782ce" style:font-name-asian="Noto Sans Mono CJK SC" style:font-size-asian="14pt" style:font-name-complex="Liberation Mono" style:font-size-complex="14pt"/>
    </style:style>
    <style:style style:name="T16" style:family="text">
      <style:text-properties style:font-name="Liberation Mono" fo:font-size="14pt" officeooo:rsid="0018872a" style:font-name-asian="Noto Sans Mono CJK SC" style:font-size-asian="14pt" style:font-name-complex="Liberation Mono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brief over view of my third week at university. For the past two weeks it has been hard to get into a routine. But I most say it’s getting easier, and there is less confusion about what I have to do and what classes I have to attend, where and when.</text:p>
      <text:p text:style-name="P4"><text:span text:style-name="T2">As always, on Mondays I have to see Dr Herbert Daly for 4C1018 module. This weeks lecture was on assessment and learning. </text:span><text:span text:style-name="T3">This lecture high-lighted how people have different style of learning and how they prepare for an exam, assessment. There is two type of approach that student take to succe</text:span><text:span text:style-name="T9">ed</text:span><text:span text:style-name="T3"> an assessment. Type one is to attend all the classes, takes notes, engage with course material and attend the test, of course. This is the </text:span><text:span text:style-name="T13">path that</text:span><text:span text:style-name="T3"> I am normally trying to </text:span><text:span text:style-name="T13">follow,</text:span><text:span text:style-name="T3"> but honestly, sometimes there might be some short coming</text:span><text:span text:style-name="T10">s</text:span><text:span text:style-name="T3">, where I don’t take enough note or leave course work till the last minute </text:span><text:span text:style-name="T10">(just like this piece of work)</text:span><text:span text:style-name="T3">. The second method is to be super talented and pass the test. </text:span><text:span text:style-name="T4">Today’s workshop was an interesting and eye opening for me to see how other people in the class use different method of note taking. Me </text:span><text:span text:style-name="T12">personally</text:span><text:span text:style-name="T4"> use outline method of note taking, because I find it easy to take note using my computer terminal or iPad. I found out that there is a few of my class mates are using Cornell method. </text:span><text:span text:style-name="T5">This method seems to be more descriptive and I might use </text:span><text:span text:style-name="T9">it </text:span><text:span text:style-name="T5">in the future. </text:span></text:p>
      <text:p text:style-name="P7"><text:span text:style-name="T5">Tuesday’s lecture was on python functions. Function is a group of related line of code that is grouped together to do a particular thing. Function shortens your code if you have to repeat lines of code. </text:span><text:span text:style-name="T10">It also</text:span><text:span text:style-name="T5"> makes your code reusable. Python is </text:span><text:span text:style-name="T9">much more </text:span><text:span text:style-name="T5">fun </text:span><text:span text:style-name="T9">to learn</text:span><text:span text:style-name="T5"> compare to Java, because of </text:span><text:span text:style-name="T10">it’s</text:span><text:span text:style-name="T5"> simple syntax. Python is a high level programming language which mean you don’t have to worry about the low level stuff like memory mana</text:span><text:span text:style-name="T6">ge</text:span><text:span text:style-name="T5">ment</text:span><text:span text:style-name="T6">, which is taken care of by Python, </text:span><text:span text:style-name="T15">which allows you to</text:span><text:span text:style-name="T6"> concentrate on writing efficient code </text:span><text:span text:style-name="T9">more</text:span><text:span text:style-name="T6">. </text:span></text:p>
      <text:p text:style-name="P5"><text:span text:style-name="T6">Thursday was a video lecture on logic gates. I become to like this lecture even if it was recorded years ago and two hours long. The video covers AND, </text:span><text:span text:style-name="T7">OR and NOT gates. I think this is the only videos that I like in this module. The rest of the Thursday i spend write true table for the three logic gates. </text:span></text:p>
      <text:p text:style-name="P8"><text:span text:style-name="T1">On Friday as normal Dr Jeffrey Ting gone through the workshop task</text:span><text:span text:style-name="T10">s,</text:span><text:span text:style-name="T1"> which is always a good opportunity for me to compare and check my solution with his. And, in the </text:span><text:soft-page-break/><text:span text:style-name="T1">afternoon there was a workshop for Fundamental of Computing </text:span><text:span text:style-name="T9">where</text:span><text:span text:style-name="T1"> everyone had to do workshop </text:span><text:span text:style-name="T9">three</text:span><text:span text:style-name="T1"> which is on logic gate</text:span><text:span text:style-name="T9">s and related truth table</text:span><text:span text:style-name="T1">. I had no time to complete mine before the workshop so I have completed </text:span><text:span text:style-name="T9">mine</text:span><text:span text:style-name="T1"> during the online session. </text:span></text:p>
      <text:p text:style-name="P2"/>
      <text:p text:style-name="P8"><text:span text:style-name="T1">The interesting part of this week for me was learning about function in python. </text:span><text:span text:style-name="T8">Functions are very important to keep your code clean and </text:span><text:span text:style-name="T10">to make it</text:span><text:span text:style-name="T8"> reusable. Now that I know how to write functions, I can’t find any excuse not to use it everywhere!</text:span></text:p>
      <text:p text:style-name="P6"><text:span text:style-name="T8">The hard part of the week still is learning Java. I find it hard to get my head around object oriented programming. I just wish the university taught finishing </text:span><text:span text:style-name="T14">Python</text:span><text:span text:style-name="T8"> first, before </text:span><text:span text:style-name="T11">starting on </text:span><text:span text:style-name="T8">Java, its hard to learn both at the same time. I am sure most </text:span><text:span text:style-name="T9">of</text:span><text:span text:style-name="T8"> us going to get confused with all the new syntax and end up not learning </text:span><text:span text:style-name="T16">any</text:span><text:span text:style-name="T8"> of them properly. 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9T13:57:45.153994175</dc:date>
    <meta:editing-duration>PT12M5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7" meta:word-count="602" meta:character-count="3236" meta:non-whitespace-character-count="2636"/>
  </office:meta>
</office:document-meta>
</file>